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85c3" officeooo:paragraph-rsid="001585c3"/>
    </style:style>
    <style:style style:name="P2" style:family="paragraph" style:parent-style-name="Standard">
      <style:text-properties officeooo:rsid="001585c3" officeooo:paragraph-rsid="002697fa"/>
    </style:style>
    <style:style style:name="P3" style:family="paragraph" style:parent-style-name="Standard">
      <style:text-properties fo:font-weight="bold" officeooo:rsid="001585c3" officeooo:paragraph-rsid="001585c3" style:font-weight-asian="bold" style:font-weight-complex="bold"/>
    </style:style>
    <style:style style:name="P4" style:family="paragraph" style:parent-style-name="Standard">
      <style:text-properties fo:font-weight="bold" officeooo:rsid="001585c3" officeooo:paragraph-rsid="002ec38a" style:font-weight-asian="bold" style:font-weight-complex="bold"/>
    </style:style>
    <style:style style:name="P5" style:family="paragraph" style:parent-style-name="Standard">
      <style:text-properties fo:font-weight="bold" officeooo:rsid="00175bc3" officeooo:paragraph-rsid="00175bc3" style:font-weight-asian="bold" style:font-weight-complex="bold"/>
    </style:style>
    <style:style style:name="P6" style:family="paragraph" style:parent-style-name="Standard">
      <style:text-properties fo:font-weight="bold" officeooo:rsid="00175bc3" officeooo:paragraph-rsid="0032ea7e" style:font-weight-asian="bold" style:font-weight-complex="bold"/>
    </style:style>
    <style:style style:name="P7" style:family="paragraph" style:parent-style-name="Standard">
      <style:text-properties fo:font-weight="bold" officeooo:rsid="0018ff87" officeooo:paragraph-rsid="0018ff87" style:font-weight-asian="bold" style:font-weight-complex="bold"/>
    </style:style>
    <style:style style:name="P8" style:family="paragraph" style:parent-style-name="Standard">
      <style:text-properties fo:font-weight="bold" officeooo:rsid="0032a58f" officeooo:paragraph-rsid="0032a58f" style:font-weight-asian="bold" style:font-weight-complex="bold"/>
    </style:style>
    <style:style style:name="P9" style:family="paragraph" style:parent-style-name="Standard">
      <style:text-properties fo:font-weight="bold" officeooo:rsid="0032ea7e" officeooo:paragraph-rsid="0032ea7e" style:font-weight-asian="bold" style:font-weight-complex="bold"/>
    </style:style>
    <style:style style:name="P10" style:family="paragraph" style:parent-style-name="Standard">
      <style:text-properties fo:font-weight="bold" officeooo:rsid="0035df4b" officeooo:paragraph-rsid="0035df4b" style:font-weight-asian="bold" style:font-weight-complex="bold"/>
    </style:style>
    <style:style style:name="P11" style:family="paragraph" style:parent-style-name="Standard">
      <style:text-properties fo:font-weight="bold" officeooo:rsid="00367c1a" officeooo:paragraph-rsid="00367c1a" style:font-weight-asian="bold" style:font-weight-complex="bold"/>
    </style:style>
    <style:style style:name="P12" style:family="paragraph" style:parent-style-name="Standard">
      <style:text-properties officeooo:rsid="001a271d" officeooo:paragraph-rsid="001d5888"/>
    </style:style>
    <style:style style:name="P13" style:family="paragraph" style:parent-style-name="Standard">
      <style:text-properties officeooo:rsid="001a271d" officeooo:paragraph-rsid="001e51a1"/>
    </style:style>
    <style:style style:name="P14" style:family="paragraph" style:parent-style-name="Standard">
      <style:text-properties officeooo:rsid="001f3f12" officeooo:paragraph-rsid="001f3f12"/>
    </style:style>
    <style:style style:name="P15" style:family="paragraph" style:parent-style-name="Standard">
      <style:text-properties officeooo:rsid="001f3f12" officeooo:paragraph-rsid="00203cba"/>
    </style:style>
    <style:style style:name="P16" style:family="paragraph" style:parent-style-name="Standard">
      <style:text-properties officeooo:rsid="001f3f12" officeooo:paragraph-rsid="0020cb8f"/>
    </style:style>
    <style:style style:name="P17" style:family="paragraph" style:parent-style-name="Standard">
      <style:text-properties officeooo:rsid="001f3f12" officeooo:paragraph-rsid="00264427"/>
    </style:style>
    <style:style style:name="P18" style:family="paragraph" style:parent-style-name="Standard">
      <style:text-properties officeooo:rsid="0020e35a" officeooo:paragraph-rsid="0020e35a"/>
    </style:style>
    <style:style style:name="P19" style:family="paragraph" style:parent-style-name="Standard">
      <style:text-properties officeooo:rsid="0020e35a" officeooo:paragraph-rsid="002221b1"/>
    </style:style>
    <style:style style:name="P20" style:family="paragraph" style:parent-style-name="Standard">
      <style:text-properties officeooo:rsid="0020e35a" officeooo:paragraph-rsid="0022a699"/>
    </style:style>
    <style:style style:name="P21" style:family="paragraph" style:parent-style-name="Standard">
      <style:text-properties officeooo:rsid="0025f888" officeooo:paragraph-rsid="0025f888"/>
    </style:style>
    <style:style style:name="P22" style:family="paragraph" style:parent-style-name="Standard">
      <style:text-properties officeooo:rsid="00264427" officeooo:paragraph-rsid="0027b4d6"/>
    </style:style>
    <style:style style:name="P23" style:family="paragraph" style:parent-style-name="Standard">
      <style:text-properties officeooo:rsid="00264427" officeooo:paragraph-rsid="002ec38a"/>
    </style:style>
    <style:style style:name="P24" style:family="paragraph" style:parent-style-name="Standard">
      <style:text-properties officeooo:rsid="002697fa" officeooo:paragraph-rsid="0027b4d6"/>
    </style:style>
    <style:style style:name="P25" style:family="paragraph" style:parent-style-name="Standard">
      <style:text-properties officeooo:rsid="002697fa" officeooo:paragraph-rsid="002ec38a"/>
    </style:style>
    <style:style style:name="P26" style:family="paragraph" style:parent-style-name="Standard">
      <style:text-properties officeooo:rsid="002c047d" officeooo:paragraph-rsid="002cdbe0" fo:background-color="#ffff00"/>
    </style:style>
    <style:style style:name="P27" style:family="paragraph" style:parent-style-name="Standard">
      <style:text-properties officeooo:rsid="003024bc" officeooo:paragraph-rsid="003024bc" fo:background-color="#ffff00"/>
    </style:style>
    <style:style style:name="P28" style:family="paragraph" style:parent-style-name="Standard">
      <style:text-properties officeooo:rsid="002ec38a" officeooo:paragraph-rsid="002ec38a"/>
    </style:style>
    <style:style style:name="P29" style:family="paragraph" style:parent-style-name="Standard">
      <style:text-properties officeooo:rsid="002ef4a3" officeooo:paragraph-rsid="002ef4a3"/>
    </style:style>
    <style:style style:name="P30" style:family="paragraph" style:parent-style-name="Standard">
      <style:text-properties fo:font-weight="normal" officeooo:rsid="0032a58f" officeooo:paragraph-rsid="0032a58f" style:font-weight-asian="normal" style:font-weight-complex="normal"/>
    </style:style>
    <style:style style:name="P31" style:family="paragraph" style:parent-style-name="Standard">
      <style:text-properties fo:font-weight="normal" officeooo:rsid="0032ea7e" officeooo:paragraph-rsid="0032ea7e" style:font-weight-asian="normal" style:font-weight-complex="normal"/>
    </style:style>
    <style:style style:name="P32" style:family="paragraph" style:parent-style-name="Standard">
      <style:text-properties fo:font-weight="normal" officeooo:rsid="0033dd89" officeooo:paragraph-rsid="00349503" style:font-weight-asian="normal" style:font-weight-complex="normal"/>
    </style:style>
    <style:style style:name="P33" style:family="paragraph" style:parent-style-name="Standard">
      <style:text-properties fo:font-style="italic" fo:font-weight="normal" officeooo:rsid="0032a58f" officeooo:paragraph-rsid="0032a58f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officeooo:rsid="001bafdd" officeooo:paragraph-rsid="001d5888"/>
    </style:style>
    <style:style style:name="P35" style:family="paragraph" style:parent-style-name="Standard">
      <style:text-properties officeooo:rsid="00203cba" officeooo:paragraph-rsid="00264427"/>
    </style:style>
    <style:style style:name="P36" style:family="paragraph" style:parent-style-name="Table_20_Contents">
      <style:text-properties fo:font-weight="bold" officeooo:rsid="0027b4d6" officeooo:paragraph-rsid="0027b4d6" style:font-weight-asian="bold" style:font-weight-complex="bold"/>
    </style:style>
    <style:style style:name="P37" style:family="paragraph" style:parent-style-name="Table_20_Contents">
      <style:text-properties fo:font-weight="bold" officeooo:rsid="0027b4d6" officeooo:paragraph-rsid="002ec38a" style:font-weight-asian="bold" style:font-weight-complex="bold"/>
    </style:style>
    <style:style style:name="P38" style:family="paragraph" style:parent-style-name="Table_20_Contents">
      <style:text-properties officeooo:rsid="00296a5c" officeooo:paragraph-rsid="00296a5c"/>
    </style:style>
    <style:style style:name="P39" style:family="paragraph" style:parent-style-name="Table_20_Contents">
      <style:text-properties officeooo:rsid="00296a5c" officeooo:paragraph-rsid="002ec38a"/>
    </style:style>
    <style:style style:name="P40" style:family="paragraph" style:parent-style-name="Table_20_Contents">
      <style:text-properties officeooo:rsid="002b6824" officeooo:paragraph-rsid="002b6824"/>
    </style:style>
    <style:style style:name="P41" style:family="paragraph" style:parent-style-name="Table_20_Contents">
      <style:text-properties officeooo:rsid="002c047d" officeooo:paragraph-rsid="002c047d" fo:background-color="#ffff00"/>
    </style:style>
    <style:style style:name="P42" style:family="paragraph" style:parent-style-name="Table_20_Contents">
      <style:text-properties officeooo:rsid="002ef4a3" officeooo:paragraph-rsid="002ef4a3"/>
    </style:style>
    <style:style style:name="P43" style:family="paragraph" style:parent-style-name="Table_20_Contents">
      <style:text-properties officeooo:rsid="00309694" officeooo:paragraph-rsid="00309694"/>
    </style:style>
    <style:style style:name="P44" style:family="paragraph" style:parent-style-name="Table_20_Contents">
      <style:text-properties officeooo:rsid="002b6824" officeooo:paragraph-rsid="002b6824" fo:background-color="transparent"/>
    </style:style>
    <style:style style:name="P45" style:family="paragraph" style:parent-style-name="Table_20_Contents">
      <style:text-properties officeooo:rsid="003279c4" officeooo:paragraph-rsid="003279c4" fo:background-color="transparent"/>
    </style:style>
    <style:style style:name="P46" style:family="paragraph" style:parent-style-name="Table_20_Contents">
      <style:text-properties officeooo:rsid="003024bc" officeooo:paragraph-rsid="003024bc" fo:background-color="#ffff00"/>
    </style:style>
    <style:style style:name="P47" style:family="paragraph" style:parent-style-name="Table_20_Contents">
      <style:text-properties officeooo:rsid="002b6824" officeooo:paragraph-rsid="00425e63" fo:background-color="#ffff00"/>
    </style:style>
    <style:style style:name="P48" style:family="paragraph" style:parent-style-name="Table_20_Contents">
      <style:text-properties officeooo:rsid="00425e63" officeooo:paragraph-rsid="00425e63" fo:background-color="#ffff00"/>
    </style:style>
    <style:style style:name="P49" style:family="paragraph" style:parent-style-name="Standard">
      <style:text-properties fo:font-style="normal" officeooo:rsid="00367c1a" officeooo:paragraph-rsid="003772ae" style:font-style-asian="normal" style:font-style-complex="normal"/>
    </style:style>
    <style:style style:name="P50" style:family="paragraph" style:parent-style-name="Standard">
      <style:text-properties fo:font-style="normal" officeooo:rsid="003be29e" officeooo:paragraph-rsid="003be29e" style:font-style-asian="normal" style:font-style-complex="normal"/>
    </style:style>
    <style:style style:name="P51" style:family="paragraph" style:parent-style-name="Standard">
      <style:text-properties fo:font-style="normal" officeooo:rsid="003e851f" officeooo:paragraph-rsid="003e851f" style:font-style-asian="normal" style:font-style-complex="normal"/>
    </style:style>
    <style:style style:name="P52" style:family="paragraph" style:parent-style-name="Standard">
      <style:text-properties fo:font-style="normal" officeooo:rsid="003ff9d2" officeooo:paragraph-rsid="003ff9d2" style:font-style-asian="normal" style:font-style-complex="normal"/>
    </style:style>
    <style:style style:name="P53" style:family="paragraph" style:parent-style-name="Standard">
      <style:text-properties fo:font-style="italic" officeooo:rsid="003be29e" officeooo:paragraph-rsid="003be29e" style:font-style-asian="italic" style:font-style-complex="italic"/>
    </style:style>
    <style:style style:name="P54" style:family="paragraph" style:parent-style-name="Standard">
      <style:text-properties fo:font-style="italic" officeooo:rsid="001a271d" officeooo:paragraph-rsid="003d9f2e" style:font-style-asian="italic" style:font-style-complex="italic"/>
    </style:style>
    <style:style style:name="P55" style:family="paragraph" style:parent-style-name="Standard">
      <style:text-properties fo:font-style="italic" officeooo:rsid="003ff9d2" officeooo:paragraph-rsid="003ff9d2" style:font-style-asian="italic" style:font-style-complex="italic"/>
    </style:style>
    <style:style style:name="P56" style:family="paragraph" style:parent-style-name="Standard">
      <style:text-properties officeooo:rsid="001585c3" officeooo:paragraph-rsid="001585c3"/>
    </style:style>
    <style:style style:name="P57" style:family="paragraph" style:parent-style-name="Standard">
      <style:text-properties officeooo:rsid="003be29e" officeooo:paragraph-rsid="003be29e"/>
    </style:style>
    <style:style style:name="P58" style:family="paragraph" style:parent-style-name="Standard">
      <style:text-properties fo:font-weight="bold" officeooo:rsid="00175bc3" officeooo:paragraph-rsid="0032ea7e" style:font-weight-asian="bold" style:font-weight-complex="bold"/>
    </style:style>
    <style:style style:name="P59" style:family="paragraph" style:parent-style-name="Standard">
      <style:text-properties fo:font-weight="bold" officeooo:rsid="003ff9d2" officeooo:paragraph-rsid="003ff9d2" style:font-weight-asian="bold" style:font-weight-complex="bold"/>
    </style:style>
    <style:style style:name="P60" style:family="paragraph" style:parent-style-name="Standard">
      <style:text-properties fo:font-weight="bold" officeooo:rsid="0043eade" officeooo:paragraph-rsid="0043eade" style:font-weight-asian="bold" style:font-weight-complex="bold"/>
    </style:style>
    <style:style style:name="P61" style:family="paragraph" style:parent-style-name="Standard">
      <style:text-properties officeooo:rsid="003ff9d2" officeooo:paragraph-rsid="003ff9d2"/>
    </style:style>
    <style:style style:name="P62" style:family="paragraph" style:parent-style-name="Standard">
      <style:text-properties officeooo:rsid="002c047d" officeooo:paragraph-rsid="004129fc" fo:background-color="#ffff00"/>
    </style:style>
    <style:style style:name="P63" style:family="paragraph" style:parent-style-name="Standard">
      <style:text-properties officeooo:rsid="004129fc" officeooo:paragraph-rsid="004129fc" fo:background-color="#ffff00"/>
    </style:style>
    <style:style style:name="P64" style:family="paragraph" style:parent-style-name="Standard">
      <style:text-properties fo:font-weight="normal" officeooo:rsid="0035df4b" officeooo:paragraph-rsid="0035df4b" style:font-weight-asian="normal" style:font-weight-complex="normal"/>
    </style:style>
    <style:style style:name="P65" style:family="paragraph" style:parent-style-name="Standard">
      <style:text-properties fo:font-weight="normal" officeooo:rsid="0043eade" officeooo:paragraph-rsid="0043eade" style:font-weight-asian="normal" style:font-weight-complex="normal"/>
    </style:style>
    <style:style style:name="P66" style:family="paragraph" style:parent-style-name="Standard" style:list-style-name="L1">
      <style:text-properties fo:font-weight="normal" officeooo:rsid="0043eade" officeooo:paragraph-rsid="0043eade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43eade" officeooo:paragraph-rsid="0043eade" style:font-weight-asian="normal" style:font-weight-complex="normal"/>
    </style:style>
    <style:style style:name="P68" style:family="paragraph" style:parent-style-name="Standard">
      <style:text-properties style:font-name="Abyssinica SIL" fo:font-weight="normal" officeooo:rsid="0043eade" officeooo:paragraph-rsid="0043eade" style:font-weight-asian="normal" style:font-weight-complex="normal"/>
    </style:style>
    <style:style style:name="T1" style:family="text">
      <style:text-properties officeooo:rsid="001bafdd"/>
    </style:style>
    <style:style style:name="T2" style:family="text">
      <style:text-properties officeooo:rsid="001d58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1a1" style:font-weight-asian="bold" style:font-weight-complex="bold"/>
    </style:style>
    <style:style style:name="T5" style:family="text">
      <style:text-properties fo:font-weight="bold" officeooo:rsid="00264427" style:font-weight-asian="bold" style:font-weight-complex="bold"/>
    </style:style>
    <style:style style:name="T6" style:family="text">
      <style:text-properties officeooo:rsid="001e51a1"/>
    </style:style>
    <style:style style:name="T7" style:family="text">
      <style:text-properties officeooo:rsid="00203cba"/>
    </style:style>
    <style:style style:name="T8" style:family="text">
      <style:text-properties officeooo:rsid="0020cb8f"/>
    </style:style>
    <style:style style:name="T9" style:family="text">
      <style:text-properties officeooo:rsid="002221b1"/>
    </style:style>
    <style:style style:name="T10" style:family="text">
      <style:text-properties officeooo:rsid="002c047d"/>
    </style:style>
    <style:style style:name="T11" style:family="text">
      <style:text-properties officeooo:rsid="002cdbe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ea7e"/>
    </style:style>
    <style:style style:name="T14" style:family="text">
      <style:text-properties officeooo:rsid="00349503"/>
    </style:style>
    <style:style style:name="T15" style:family="text">
      <style:text-properties officeooo:rsid="003772ae"/>
    </style:style>
    <style:style style:name="T16" style:family="text">
      <style:text-properties officeooo:rsid="004129fc"/>
    </style:style>
    <style:style style:name="T17" style:family="text">
      <style:text-properties officeooo:rsid="00425e63"/>
    </style:style>
    <style:style style:name="T18" style:family="text">
      <style:text-properties style:font-name="Abyssinica SI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sets localization </text:p>
      <text:p text:style-name="P12">Charades Flow:</text:p>
      <text:p text:style-name="P13"><text:tab/><text:span text:style-name="T2">DGX - /raid/alex/charades/flows/</text:span></text:p>
      <text:p text:style-name="P13"><text:tab/>CS’s GPUs - /mnt/scratch/alex/charades/<text:span text:style-name="T1">flows/</text:span></text:p>
      <text:p text:style-name="P12">Charades RGB:</text:p>
      <text:p text:style-name="P34"><text:tab/>DGX - /raid/alex/charades/rgb/</text:p>
      <text:p text:style-name="P13"><text:tab/>CS’s GPUs - /mnt/scratch/alex/charades/<text:span text:style-name="T6">rgb/test (</text:span><text:span text:style-name="T4">only test</text:span><text:span text:style-name="T6">)</text:span></text:p>
      <text:p text:style-name="P1"/>
      <text:p text:style-name="P14">Thumos Flow:</text:p>
      <text:p text:style-name="P15"><text:tab/><text:span text:style-name="T7">CS’s GPUs - /mnt/scratch/alex/thumos/flow/</text:span></text:p>
      <text:p text:style-name="P15"><text:tab/><text:span text:style-name="T7">4GPUs - /mnt/data_a/alex/thumos/construction_flows/flows/</text:span></text:p>
      <text:p text:style-name="P16"><text:tab/><text:span text:style-name="T8">8GPUs - /mnt/data_a/alex/thumos/construction_flows/flows/</text:span></text:p>
      <text:p text:style-name="P18">Thumos RGB:</text:p>
      <text:p text:style-name="P19"><text:tab/><text:span text:style-name="T9">DGX - /raid/alex/thumos/</text:span></text:p>
      <text:p text:style-name="P20"><text:tab/><text:span text:style-name="T9">8GPUs - /mnt/data_a/alex/PyTorch_I3D/thumos/</text:span></text:p>
      <text:p text:style-name="P18"><text:tab/></text:p>
      <text:p text:style-name="P1"/>
      <text:p text:style-name="P3">Code localization</text:p>
      <text:p text:style-name="P21">8 GPUs - /mnt/data_a/alex/PyTorch_I3D/pytorch-i3d</text:p>
      <text:p text:style-name="P21">DGX - /raid/alex/PyTorch_I3D/pytorch-i3d</text:p>
      <text:p text:style-name="P35">CS’s GPUs - /mnt/scratch/alex/PyTorch_I3D/pytorch-i3d</text:p>
      <text:p text:style-name="P17"/>
      <text:p text:style-name="P11">Requirements</text:p>
      <text:p text:style-name="P49"><text:span text:style-name="T15">Python 3.6, </text:span>PyTorch <text:span text:style-name="T15">0.4.0</text:span>, h5py, tensorboard_logger</text:p>
      <text:p text:style-name="P49"/>
      <text:p text:style-name="P53">DGX:</text:p>
      <text:p text:style-name="P50"><text:a xlink:type="simple" xlink:href="mailto:alex@10.217.128.158" text:style-name="Internet_20_link" text:visited-style-name="Visited_20_Internet_20_Link">alex@10.217.128.158</text:a></text:p>
      <text:p text:style-name="P50">password: alex</text:p>
      <text:p text:style-name="P55">For PyTorch:</text:p>
      <text:p text:style-name="P50">export PATH=/home/alex/anaconda3/bin:$PATH</text:p>
      <text:p text:style-name="P50">export PATH=/usr/local/cuda-9.0/bin${PATH:+:${PATH}}$</text:p>
      <text:p text:style-name="P50">export LD_LIBRARY_PATH=/usr/local/cuda-9.0/lib64${LD_LIBRARY_PATH:+:${LD_LIBRARY_PATH}}</text:p>
      <text:p text:style-name="P50">source activate pytorch</text:p>
      <text:p text:style-name="P55">For Tensorboard:</text:p>
      <text:p text:style-name="P52">source /home/alex/tensorflow/bin/activate</text:p>
      <text:p text:style-name="P52">export PATH=/usr/local/cuda-9.0/bin${PATH:+:${PATH}}$</text:p>
      <text:p text:style-name="P52">export LD_LIBRARY_PATH=/usr/local/cuda-9.0/lib64${LD_LIBRARY_PATH:+:${LD_LIBRARY_PATH}}</text:p>
      <text:p text:style-name="P1"/>
      <text:p text:style-name="P53">8GPUs:</text:p>
      <text:p text:style-name="P57"><text:a xlink:type="simple" xlink:href="mailto:alex1@10.217.128.198" text:style-name="Internet_20_link" text:visited-style-name="Visited_20_Internet_20_Link">alex1@10.217.128.198</text:a></text:p>
      <text:p text:style-name="P57">password: alex1</text:p>
      <text:p text:style-name="P55">For PyTorch:</text:p>
      <text:p text:style-name="P57">export PATH=/usr/local/cuda-9.0/bin${PATH:+:${PATH}}$</text:p>
      <text:p text:style-name="P57">export LD_LIBRARY_PATH=/usr/local/cuda-9.0/lib64${LD_LIBRARY_PATH:+:${LD_LIBRARY_PATH}}</text:p>
      <text:p text:style-name="P57">export PATH=/mnt/data_i/alex/anaconda3/bin:$PATH</text:p>
      <text:p text:style-name="P57">source activate pytorch</text:p>
      <text:p text:style-name="P55"><text:soft-page-break/>For Tensorboard:</text:p>
      <text:p text:style-name="P61">source /mnt/data_c/alex/python3/bin/activate</text:p>
      <text:p text:style-name="P61">export PATH=/usr/local/cuda-9.0/bin${PATH:+:${PATH}}$</text:p>
      <text:p text:style-name="P61">export LD_LIBRARY_PATH=/usr/local/cuda-9.0/lib64${LD_LIBRARY_PATH:+:${LD_LIBRARY_PATH}}</text:p>
      <text:p text:style-name="P57"/>
      <text:p text:style-name="P54">CS’s GPUs:</text:p>
      <text:p text:style-name="P51"><text:a xlink:type="simple" xlink:href="mailto:alex@10.217.132.134" text:style-name="Internet_20_link" text:visited-style-name="Visited_20_Internet_20_Link">alex@10.217.132.134</text:a></text:p>
      <text:p text:style-name="P51">password: gpumachine</text:p>
      <text:p text:style-name="P55">For PyTorch:</text:p>
      <text:p text:style-name="P51">export PATH=/mnt/scratch/alex/anaconda3/bin:$PATH</text:p>
      <text:p text:style-name="P51">export PATH=/usr/local/cuda-9.0/bin${PATH:+:${PATH}}$</text:p>
      <text:p text:style-name="P51">export LD_LIBRARY_PATH=/usr/local/cuda-9.0/lib64${LD_LIBRARY_PATH:+:${LD_LIBRARY_PATH}}</text:p>
      <text:p text:style-name="P51">source activate pytorch</text:p>
      <text:p text:style-name="P55">For Tensorboard:</text:p>
      <text:p text:style-name="P52">export PATH=/usr/local/cuda-9.0/bin${PATH:+:${PATH}}$</text:p>
      <text:p text:style-name="P52">export LD_LIBRARY_PATH=/usr/local/cuda-9.0/lib64${LD_LIBRARY_PATH:+:${LD_LIBRARY_PATH}}</text:p>
      <text:p text:style-name="P52">source activate tensorflow</text:p>
      <text:p text:style-name="P1"/>
      <text:p text:style-name="P1"><text:span text:style-name="T3">Model</text:span><text:span text:style-name="T5">s</text:span><text:span text:style-name="T3"> localization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6">Dataset</text:p>
          </table:table-cell>
          <table:table-cell table:style-name="Table1.A1" office:value-type="string">
            <text:p text:style-name="P36">Base model</text:p>
          </table:table-cell>
          <table:table-cell table:style-name="Table1.A1" office:value-type="string">
            <text:p text:style-name="P36">Semi-CRF</text:p>
          </table:table-cell>
          <table:table-cell table:style-name="Table1.D1" office:value-type="string">
            <text:p text:style-name="P36">Fully-CRF</text:p>
          </table:table-cell>
        </table:table-row>
        <table:table-row>
          <table:table-cell table:style-name="Table1.A2" office:value-type="string">
            <text:p text:style-name="P22">Charades Flow</text:p>
          </table:table-cell>
          <table:table-cell table:style-name="Table1.A2" office:value-type="string">
            <text:p text:style-name="P22"><text:span text:style-name="T7">CS’s GPUs - </text:span><text:s/>/mnt/scratch/alex/charades/flows/models/stage1_i3d_1_update_with_cls_loss/</text:p>
          </table:table-cell>
          <table:table-cell table:style-name="Table1.A2" office:value-type="string">
            <text:p text:style-name="P22"><text:span text:style-name="T7">CS’s GPUs - </text:span><text:s/>/mnt/scratch/alex/charades/flows/models/stage0_i3d_with_cls_loss/</text:p>
          </table:table-cell>
          <table:table-cell table:style-name="Table1.D2" office:value-type="string">
            <text:p text:style-name="P22"><text:span text:style-name="T7">CS’s GPUs - </text:span><text:s/>/mnt/scratch/alex/charades/flows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24">Charades RGB</text:p>
          </table:table-cell>
          <table:table-cell table:style-name="Table1.A2" office:value-type="string">
            <text:p text:style-name="P24">DGX - /raid/alex/charades/rgb/models/stage1_i3d_1_update_with_cls_loss/</text:p>
          </table:table-cell>
          <table:table-cell table:style-name="Table1.A2" office:value-type="string">
            <text:p text:style-name="P24">DGX - <text:s/>/raid/alex/charades/rgb/models/stage0_i3d_with_cls_loss/</text:p>
          </table:table-cell>
          <table:table-cell table:style-name="Table1.D2" office:value-type="string">
            <text:p text:style-name="P38">DGX - /raid/alex/charades/rgb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38">Thumos Flow</text:p>
          </table:table-cell>
          <table:table-cell table:style-name="Table1.A2" office:value-type="string">
            <text:p text:style-name="P41">8GPUs - /mnt/data_a/alex/thumos/models/flow/stage1_i3d_1_update_with_cls_loss/</text:p>
          </table:table-cell>
          <table:table-cell table:style-name="Table1.A2" office:value-type="string">
            <text:p text:style-name="P62">CS’s GPUs - <text:span text:style-name="T16">/raid/alex/thumos/models/flow/stage0_i3d_batch_4_with_cls_loss_reg_1e-5/</text:span></text:p>
          </table:table-cell>
          <table:table-cell table:style-name="Table1.D2" office:value-type="string">
            <text:p text:style-name="P26">CS’s GPUs - <text:span text:style-name="T11">/mnt/scratch/alex/thumos/flow/stage0_i3d_batch_4_with_cls_loss_conditional_reg_1e-3/</text:span></text:p>
          </table:table-cell>
        </table:table-row>
        <table:table-row>
          <table:table-cell table:style-name="Table1.A2" office:value-type="string">
            <text:p text:style-name="P38">Thumos RGB</text:p>
          </table:table-cell>
          <table:table-cell table:style-name="Table1.A2" office:value-type="string">
            <text:p text:style-name="P40">8GPU<text:span text:style-name="T10">s</text:span> - /mnt/data_a/alex/PyTorch_I3D/thumos/models/stage1_i3d_1_update_with_cls_loss/</text:p>
          </table:table-cell>
          <table:table-cell table:style-name="Table1.A2" office:value-type="string">
            <text:p text:style-name="P47">DGX - <text:span text:style-name="T17">/raid/alex/thumos/models/stage0_i3d_batch_4_with_cls_loss_new_reg_1e-5/</text:span></text:p>
          </table:table-cell>
          <table:table-cell table:style-name="Table1.D2" office:value-type="string">
            <text:p text:style-name="P44">DGX - /raid/alex/thumos/models/stage0_i3d_batch_4_with_cls_loss_conditional_crf_reg_1e-3/ </text:p>
          </table:table-cell>
        </table:table-row>
      </table:table>
      <text:p text:style-name="P2"/>
      <text:p text:style-name="P3">Command line<text:span text:style-name="T15">s</text:span> that generated these models</text:p>
      <table:table table:name="Table2" table:style-name="Table2">
        <table:table-column table:style-name="Table2.A" table:number-columns-repeated="3"/>
        <table:table-column table:style-name="Table2.D"/>
        <text:soft-page-break/>
        <table:table-row>
          <table:table-cell table:style-name="Table2.A1" office:value-type="string">
            <text:p text:style-name="P37">Dataset</text:p>
          </table:table-cell>
          <table:table-cell table:style-name="Table2.A1" office:value-type="string">
            <text:p text:style-name="P37">Base model</text:p>
          </table:table-cell>
          <table:table-cell table:style-name="Table2.A1" office:value-type="string">
            <text:p text:style-name="P37">Semi-CRF</text:p>
          </table:table-cell>
          <table:table-cell table:style-name="Table2.D1" office:value-type="string">
            <text:p text:style-name="P37">Fully-CRF</text:p>
          </table:table-cell>
        </table:table-row>
        <table:table-row>
          <table:table-cell table:style-name="Table2.A2" office:value-type="string">
            <text:p text:style-name="P23">Charades Flow</text:p>
          </table:table-cell>
          <table:table-cell table:style-name="Table2.A2" office:value-type="string">
            <text:p text:style-name="P28">python train_i3d.py -dataset 'charades' -mode 'flow' -save_model '/mnt/scratch/alex/charades/flows/models/stage1_i3d_1_update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</text:p>
          </table:table-cell>
          <table:table-cell table:style-name="Table2.A2" office:value-type="string">
            <text:p text:style-name="P28">python train_i3d.py -dataset 'charades' -mode 'flow' -save_model '/mnt/scratch/alex/charades/flows/models/stage0_i3d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 -crf True -reg_crf 1e-4</text:p>
          </table:table-cell>
          <table:table-cell table:style-name="Table2.D2" office:value-type="string">
            <text:p text:style-name="P28">python train_i3d.py -dataset 'charades' -mode 'flow' -save_model '/mnt/scratch/alex/charades/flows/models/stage0_i3d_batch_4_with_cls_loss_conditional_crf_reg_5e-2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25">Charades RGB</text:p>
          </table:table-cell>
          <table:table-cell table:style-name="Table2.A2" office:value-type="string">
            <text:p text:style-name="P29">python train_i3d.py -dataset 'charades' -mode 'rgb' -save_model '/raid/alex/charades/rgb/models/stage1_i3d_1_update_with_cls_loss/' -root_train '/raid/alex/charades/rgb/train/' -train_split '/raid/alex/charades/train_charades.json' -root_eval '/raid/alex/charades/rgb/subset_test/' -eval_split '/raid/alex/charades/test_charades.json' -snippets 64 -batch_size 4 <text:soft-page-break/>-batch_size_eval 4 -saving_steps 5000 -num_steps_per_update 1 -num_classes 157 -init_lr 0.1 -use_cls True</text:p>
          </table:table-cell>
          <table:table-cell table:style-name="Table2.A2" office:value-type="string">
            <text:p text:style-name="P29">python train_i3d.py -dataset 'charades' -mode 'rgb' -save_model '/raid/alex/charades/rgb/models/stage0_i3d_with_cls_loss/' -root_train '/raid/alex/charades/rgb/train/' -train_split '/raid/alex/charades/train_charades.json' -root_eval '/raid/alex/charades/rgb/subset_test/' -eval_split '/raid/alex/charades/test_charades.json' -snippets 64 -batch_size 4 -batch_size_eval 4 <text:soft-page-break/>-saving_steps 5000 -num_steps_per_update 1 -num_classes 157 -init_lr 0.1 -use_cls True -crf True -reg_crf 1e-4</text:p>
          </table:table-cell>
          <table:table-cell table:style-name="Table2.D2" office:value-type="string">
            <text:p text:style-name="P42">python train_i3d.py -dataset 'charades' -mode 'rgb' -save_model '/raid/alex/charades/rgb/models/stage0_i3d_batch_4_with_cls_loss_conditional_crf_reg_5e-2/' -root_train '/raid/alex/charades/rgb/train/' -root_eval '/raid/alex/charades/rgb/subset_test/' -train_split '/raid/alex/charades/train_charades.json' -eval_split <text:s/>'/raid/alex/charades/test_charades.json' -snippets <text:soft-page-break/>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39">Thumos Flow</text:p>
          </table:table-cell>
          <table:table-cell table:style-name="Table2.A2" office:value-type="string">
            <text:p text:style-name="P46">python train_i3d.py -dataset 'multithumos' -mode 'flow' -save_model '/mnt/data_a/alex/thumos/models/flow/stage1_i3d_1_update_with_cls_loss/' -root_train '/mnt/data_a/alex/thumos/construction_flows/flows/validation/' -train_split '/mnt/data_a/alex/PyTorch_I3D/thumos/validation/validation_thumos.json' -root_eval '/mnt/data_a/alex/thumos/construction_flows/flows/subset_test/' -eval_split '/mnt/data_a/alex/PyTorch_I3D/thumos/test/test_thumos.json' -snippets 64 -batch_size 4 -batch_size_eval 4 -saving_steps 10000 -num_steps_per_update 1 -num_classes 65 -init_lr 0.1 -use_cls True</text:p>
          </table:table-cell>
          <table:table-cell table:style-name="Table2.A2" office:value-type="string">
            <text:p text:style-name="P63">python train_i3d.py -mode 'flow' -save_model '/raid/alex/thumos/models/flow/stage0_i3d_batch_4_with_cls_loss_reg_1e-5/' -root_train '/raid/alex/thumos/optical_flows/validation_8gpus/' -root_eval '/raid/alex/thumos/optical_flows/subset_test_8gpus/' -train_split '/raid/alex/thumos/validation/validation_thumos.json' -eval_split '/raid/alex/thumos/test/test_thumos.json' -snippets 64 -batch_size 4 -batch_size_eval 4 -saving_steps 2000 -num_steps_per_update 1 -num_classes 65 -init_lr 0.1 -crf True -reg_crf 1e-5 -use_cls True</text:p>
          </table:table-cell>
          <table:table-cell table:style-name="Table2.D2" office:value-type="string">
            <text:p text:style-name="P27">python train_i3d.py -mode 'flow' -save_model '/mnt/scratch/alex/thumos/flow/stage0_i3d_batch_4_with_cls_loss_conditional_reg_1e-3/' -root_train '/mnt/scratch/alex/thumos/flow/validation_8gpus/' -root_eval '/mnt/scratch/alex/thumos/flow/subset_test8gpus/' -train_split '/mnt/scratch/alex/thumos/flow/validation_thumos.json' -eval_split '/mnt/scratch/alex/thumos/flow/test_thumos.json' -snippets 64 -batch_size 4 -batch_size_eval 4 -saving_steps 1000 -num_steps_per_update 1 -num_classes 65 -init_lr 0.1 -crf True -pairwise_cond_crf True -reg_crf 1e-3 -use_cls True</text:p>
          </table:table-cell>
        </table:table-row>
        <table:table-row>
          <table:table-cell table:style-name="Table2.A2" office:value-type="string">
            <text:p text:style-name="P39">Thumos RGB</text:p>
          </table:table-cell>
          <table:table-cell table:style-name="Table2.A2" office:value-type="string">
            <text:p text:style-name="P43">python train_i3d.py -mode 'rgb' -save_model '/mnt/data_a/alex/PyTorch_I3D/thumos/models/stage1_i3d_1_update_with_cls_loss/' -root_train '/mnt/data_a/alex/PyTorch_I3D/thumos/validation/' -root_eval <text:soft-page-break/>'/mnt/data_a/alex/PyTorch_I3D/thumos/test/subset_test/' -snippets 64 -batch_size 4 -batch_size_eval 4 -saving_steps 5000 -num_steps_per_update 1 -num_classes 65 -init_lr 0.1 -use_cls True</text:p>
          </table:table-cell>
          <table:table-cell table:style-name="Table2.A2" office:value-type="string">
            <text:p text:style-name="P48">python train_i3d.py -mode 'rgb' -save_model '/raid/alex/thumos/models/stage0_i3d_batch_4_with_cls_loss_new_reg_1e-5/' -root_train '/raid/alex/thumos/validation/' -root_eval '/raid/alex/thumos/test/s<text:soft-page-break/>ubset_test/' -train_split '/raid/alex/thumos/validation/validation_thumos.json' -eval_split <text:s/>'/raid/alex/thumos/test/test_thumos.json' -snippets 64 -batch_size 4 -batch_size_eval 4 -saving_steps 2000 -num_steps_per_update 1 -num_classes 65 -init_lr 0.1 -crf True -reg_crf 1e-5 -use_cls True</text:p>
          </table:table-cell>
          <table:table-cell table:style-name="Table2.D2" office:value-type="string">
            <text:p text:style-name="P45">python train_i3d.py -mode 'rgb' -save_model '/raid/alex/thumos/models/stage0_i3d_batch_4_with_cls_loss_conditional_crf_reg_1e-3/' -root_train '/raid/alex/thumos/validation/' -root_eval <text:soft-page-break/>'/raid/alex/thumos/test/subset_test/' -train_split '/raid/alex/thumos/validation/validation_thumos.json' -eval_split <text:s/>'/raid/alex/thumos/test/test_thumos.json' -snippets 64 -batch_size 4 -batch_size_eval 4 -saving_steps 5000 -num_steps_per_update 1 -num_classes 65 -init_lr 0.1 -crf True -use_cls True -conditional_crf True -reg_crf 1e-3</text:p>
          </table:table-cell>
        </table:table-row>
      </table:table>
      <text:p text:style-name="P4"/>
      <text:p text:style-name="P3"/>
      <text:p text:style-name="P3"/>
      <text:p text:style-name="P5">Command line for evaluation</text:p>
      <text:p text:style-name="P33">One-stream (RGB of Optical-flow)</text:p>
      <text:p text:style-name="P30">python eval_i3d.py -dataset 'charades' -mode 'rgb' -save_model 'path_to_saving_directory' -root_eval 'path_to_rgb_evaluation_data' -eval_split <text:s/>'path_to_test_charades.json' -snippets 64 -batch_size_eval 1 -num_classes 157 -crf True -eval_checkpoint XXXX</text:p>
      <text:p text:style-name="P8"/>
      <text:p text:style-name="P33">Two-stream</text:p>
      <text:p text:style-name="P30">python eval_i3d_2_streams.py -dataset 'charades' -save_model_rgb 'path_to_rgb_saving_directory' -save_model_flow 'path_to_flow_saving_directory' -root_eval_rgb 'path_to_rgb_test_data' -root_eval_flow 'path_to_flow_test_data' -eval_split 'path_to_test_charades.json' -snippets 64 -batch_size_eval 1 -crf True -num_classes 157 -eval_checkpoint_rgb XXX-eval_checkpoint_flow XXX</text:p>
      <text:p text:style-name="P8"/>
      <text:p text:style-name="P5"/>
      <text:p text:style-name="P7">Command line for visualization of results</text:p>
      <text:p text:style-name="P31">To visualize logged event through TensorBoard, use:</text:p>
      <text:p text:style-name="P9"><text:tab/><text:span text:style-name="T12">tensorboard --logdir=path_to_saving_directory/tensorboard_logger</text:span></text:p>
      <text:p text:style-name="P9"/>
      <text:p text:style-name="P31">For 2-Streams events (after use of eval_i3d_2_streams.py):</text:p>
      <text:p text:style-name="P31"><text:tab/>tensorboard --logdir=path_to_rgb_saving_directory/tensorboard_logger_2_streams</text:p>
      <text:p text:style-name="P6"/>
      <text:p text:style-name="P59"/>
      <text:p text:style-name="P6"/>
      <text:p text:style-name="P7">Expl<text:span text:style-name="T13">oration</text:span> of semi-CRF weights</text:p>
      <text:p text:style-name="P32">In the saving directories of each semi-CRF model, pairwise terms were saved at each saving step. They are saved as numpy tables under the name “psi_0_SAVING_STEP.npy” and “psi_1_SAVING_STEP.npy”. <text:span text:style-name="T14">They can be explored as in the notebooks “crf_weigths_exploration_charades.ipynb” and “crf_weigths_exploration_multi_thumos.ipynb”.</text:span></text:p>
      <text:p text:style-name="P32"/>
      <text:p text:style-name="P10"><text:soft-page-break/>Error analysis</text:p>
      <text:p text:style-name="P64">Error analysis was briefly carried out on the Thumos dataset. On Charades, only per-video results were analyzed. The two notebooks doing these are names “error_analysis.ipynb” and “error_analysis_charades.ipynb” respectively. <text:span text:style-name="T15">They all need specific csv tables that are not generated by default in train_i3d.py or eval_i3d.py. =&gt; Need to generate these tables by changing the default code a bit.</text:span></text:p>
      <text:p text:style-name="P64"/>
      <text:p text:style-name="P64"/>
      <text:p text:style-name="P64"/>
      <text:p text:style-name="P60">Fully-connected experiment</text:p>
      <text:p text:style-name="P65">You can find on the github the folder ‘code_fully_connected’ inside the ‘temp’ folder. This code remplaces the semi-CRF with a fully connected layer on the logits (not on the probabilities but before the sigmoid…).</text:p>
      <text:p text:style-name="P65">Here is a way to launch this code:</text:p>
      <text:p text:style-name="P65"/>
      <text:list xml:id="list6888189234604378097" text:style-name="L1">
        <text:list-item>
          <text:p text:style-name="P66">Go on DGX and select PyTorch env</text:p>
        </text:list-item>
      </text:list>
      <text:p text:style-name="P65"><text:span text:style-name="T18">ssh </text:span><text:a xlink:type="simple" xlink:href="mailto:alex@10.217.128.158" text:style-name="Internet_20_link" text:visited-style-name="Visited_20_Internet_20_Link"><text:span text:style-name="T18">alex@10.217.128.158</text:span></text:a></text:p>
      <text:p text:style-name="P68">password: alex</text:p>
      <text:p text:style-name="P68"/>
      <text:p text:style-name="P68">export PATH=/home/alex/anaconda3/bin:$PATH</text:p>
      <text:p text:style-name="P68">export PATH=/usr/local/cuda-9.0/bin${PATH:+:${PATH}}$</text:p>
      <text:p text:style-name="P68">export LD_LIBRARY_PATH=/usr/local/cuda-9.0/lib64${LD_LIBRARY_PATH:+:${LD_LIBRARY_PATH}}</text:p>
      <text:p text:style-name="P68">source activate pytorch</text:p>
      <text:p text:style-name="P68"/>
      <text:p text:style-name="P68">cd /raid/alex/PyTorch_I3D/code_fully_connected/</text:p>
      <text:p text:style-name="P68"/>
      <text:list xml:id="list7749907881331800686" text:style-name="L2">
        <text:list-item>
          <text:p text:style-name="P67">Then launch <text:s/>train_i3d.py. Be sure to be in “code_fully_connected/” folder. For instance on Charades RGB the code is:</text:p>
        </text:list-item>
      </text:list>
      <text:p text:style-name="P68">python train_i3d.py -dataset 'charades' -mode 'rgb' -save_model '/raid/alex/charades/rgb/models/fully_connected_model_reg_1e-4/' -root_train '/raid/alex/charades/rgb/train/' -train_split '/raid/alex/charades/train_charades.json' -root_eval '/raid/alex/charades/rgb/subset_test/' -eval_split '/raid/alex/charades/test_charades.json' -snippets 64 -batch_size 4 -batch_size_eval 4 -saving_steps 2000 -num_steps_per_update 1 -num_classes 157 -init_lr 0.1 -use_cls True -crf True -reg_crf 1e-4</text:p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04:24.758976461</meta:creation-date>
    <dc:date>2018-07-26T22:22:06.740407297</dc:date>
    <meta:editing-duration>PT12H15M20S</meta:editing-duration>
    <meta:editing-cycles>42</meta:editing-cycles>
    <meta:generator>LibreOffice/5.1.6.2$Linux_X86_64 LibreOffice_project/10m0$Build-2</meta:generator>
    <meta:document-statistic meta:table-count="2" meta:image-count="0" meta:object-count="0" meta:page-count="6" meta:paragraph-count="126" meta:word-count="924" meta:character-count="12421" meta:non-whitespace-character-count="11603"/>
  </office:meta>
</office:document-meta>
</file>